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paragraph-rsid="00177ad9"/>
    </style:style>
    <style:style style:name="T1" style:family="text">
      <style:text-properties officeooo:rsid="00177ad9"/>
    </style:style>
    <style:style style:name="T2" style:family="text">
      <style:text-properties fo:font-variant="normal" fo:text-transform="none" fo:color="#212529" loext:opacity="100%" fo:letter-spacing="normal" style:font-name-asian="system-ui" style:font-size-asian="12pt" style:font-style-asian="normal" style:font-weight-asian="bold"/>
    </style:style>
    <style:style style:name="T3" style:family="text">
      <style:text-properties fo:font-variant="normal" fo:text-transform="none" fo:color="#212529" loext:opacity="100%" fo:letter-spacing="normal" officeooo:rsid="00177ad9" style:font-name-asian="system-ui" style:font-size-asian="12pt" style:font-style-asian="normal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审查记录 应当具有统计的功能</text:p>
      <text:p text:style-name="P1">审查记录中的用户应该是名称而不是ID</text:p>
      <text:p text:style-name="P1">审查记录中的<text:span text:style-name="T2">创建时间 应该具体到秒</text:span></text:p>
      <text:p text:style-name="P1"><text:span text:style-name="T2">审查记录中用户确认的评论应该统计</text:span></text:p>
      <text:p text:style-name="P1"><text:span text:style-name="T2">审查记录应该可以支持</text:span><text:span text:style-name="T3">100W条以上的记录</text:span></text:p>
      <text:p text:style-name="P1"><text:span text:style-name="T3">用户管理和审查记录应该可以分页浏览，20条/页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4T13:42:52.688864360</meta:creation-date>
    <dc:date>2025-09-24T13:47:53.918151399</dc:date>
    <meta:editing-duration>PT5M1S</meta:editing-duration>
    <meta:editing-cycles>1</meta:editing-cycles>
    <meta:document-statistic meta:table-count="0" meta:image-count="0" meta:object-count="0" meta:page-count="1" meta:paragraph-count="6" meta:word-count="101" meta:character-count="108" meta:non-whitespace-character-count="106"/>
    <meta:generator>LibreOffice/7.3.7.2$Linux_X86_64 LibreOffice_project/30$Build-2</meta:generator>
  </office:meta>
</office:document-meta>
</file>